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enload" table:style-name="ta1">
        <table:shapes>
          <draw:frame draw:z-index="0" draw:style-name="gr1" draw:text-style-name="P1" svg:width="15.987cm" svg:height="9.004cm" svg:x="0.11cm" svg:y="4.144cm">
            <draw:object draw:notify-on-update-of-ranges="openload.A2:openload.A6 openload.B1:openload.B1 openload.B2:openload.B6 openload.C1:openload.C1 openload.C2:openload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otal TPS</text:p>
          </table:table-cell>
          <table:table-cell office:value-type="string" calcext:value-type="string">
            <text:p>Avg. Response time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45.21" calcext:value-type="float">
            <text:p>245,21</text:p>
          </table:table-cell>
          <table:table-cell office:value-type="float" office:value="0.407" calcext:value-type="float">
            <text:p>0,407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26.37" calcext:value-type="float">
            <text:p>226,3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27.03" calcext:value-type="float">
            <text:p>227,03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41.72" calcext:value-type="float">
            <text:p>241,72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25.89" calcext:value-type="float">
            <text:p>225,89</text:p>
          </table:table-cell>
          <table:table-cell office:value-type="float" office:value="0.419" calcext:value-type="float">
            <text:p>0,41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 )" office:value-type="float" office:value="233.244" calcext:value-type="float">
            <text:p>233,244</text:p>
          </table:table-cell>
          <table:table-cell table:formula="of:=AVERAGE([.C2];[.C3];[.C4];[.C5];[.C6] )" office:value-type="float" office:value="0.423" calcext:value-type="float">
            <text:p>0,423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 )" office:value-type="float" office:value="9.42038640396455" calcext:value-type="float">
            <text:p>9,420386404</text:p>
          </table:table-cell>
          <table:table-cell table:formula="of:=STDEV([.C2];[.C3];[.C4];[.C5];[.C6] )" office:value-type="float" office:value="0.014815532390029" calcext:value-type="float">
            <text:p>0,0148155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5:40:40.4037927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2:38:18.589856527</meta:creation-date>
    <dc:date>2015-04-16T15:42:25.126942203</dc:date>
    <meta:editing-duration>PT1M14S</meta:editing-duration>
    <meta:editing-cycles>4</meta:editing-cycles>
    <meta:generator>LibreOffice/4.2.7.2$Linux_X86_64 LibreOffice_project/42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6.971cm" svg:y="0.316cm" chart:style-name="ch2">
          <text:p>Openload</text:p>
        </chart:title>
        <chart:subtitle svg:x="5.199cm" svg:y="1.301cm" chart:style-name="ch3">
          <text:p>Balanceador nginx (granja web)</text:p>
        </chart:subtitle>
        <chart:legend chart:legend-position="end" svg:x="12.137cm" svg:y="3.954cm" style:legend-expansion="high" chart:style-name="ch4"/>
        <chart:plot-area chart:style-name="ch5" table:cell-range-address="openload.A2:openload.C6 openload.B1:openload.C1" chart:data-source-has-labels="both" svg:x="0.319cm" svg:y="2.19cm" svg:width="11.499cm" svg:height="6.6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87cm" svg:y="2.19cm" svg:width="10.57cm" svg:height="5.9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openload.A2:openload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openload.B2:openload.B6" chart:label-cell-address="openload.B1:openload.B1" chart:class="chart:bar">
            <chart:data-point chart:repeated="5"/>
          </chart:series>
          <chart:series chart:style-name="ch10" chart:values-cell-range-address="openload.C2:openload.C6" chart:label-cell-address="openload.C1:openload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</text:p>
                <draw:g>
                  <svg:desc>openload.B1:openload.B1</svg:desc>
                </draw:g>
              </table:table-cell>
              <table:table-cell office:value-type="string">
                <text:p>Avg. Response time</text:p>
                <draw:g>
                  <svg:desc>openload.C1:openlo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openload.A2:openload.A6</svg:desc>
                </draw:g>
              </table:table-cell>
              <table:table-cell office:value-type="float" office:value="245.21">
                <text:p>245.21</text:p>
                <draw:g>
                  <svg:desc>openload.B2:openload.B6</svg:desc>
                </draw:g>
              </table:table-cell>
              <table:table-cell office:value-type="float" office:value="0.407">
                <text:p>0.407</text:p>
                <draw:g>
                  <svg:desc>openload.C2:openload.C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26.37">
                <text:p>226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27.03">
                <text:p>227.03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41.72">
                <text:p>241.72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25.89">
                <text:p>225.89</text:p>
              </table:table-cell>
              <table:table-cell office:value-type="float" office:value="0.419">
                <text:p>0.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